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paragraph-properties fo:margin-left="1.752cm" fo:margin-right="0cm" fo:margin-top="0cm" fo:margin-bottom="0cm" style:contextual-spacing="true" fo:line-height="150%" fo:text-indent="-0.501cm" style:auto-text-indent="false"/>
    </style:style>
    <style:style style:name="P2" style:family="paragraph" style:parent-style-name="List_20_Paragraph" style:list-style-name="WWNum1">
      <style:paragraph-properties fo:margin-left="1.752cm" fo:margin-right="0cm" fo:margin-top="0cm" fo:margin-bottom="0cm" style:contextual-spacing="true" fo:line-height="150%" fo:text-align="justify" style:justify-single-word="false" fo:text-indent="-0.501cm" style:auto-text-indent="false"/>
    </style:style>
    <style:style style:name="P3" style:family="paragraph" style:parent-style-name="List_20_Paragraph" style:list-style-name="WWNum3">
      <style:paragraph-properties fo:margin-top="0cm" fo:margin-bottom="0cm" style:contextual-spacing="true" fo:line-height="150%" fo:text-align="justify" style:justify-single-word="false"/>
    </style:style>
    <style:style style:name="P4" style:family="paragraph" style:parent-style-name="List_20_Paragraph" style:list-style-name="WWNum4">
      <style:paragraph-properties fo:margin-left="1.501cm" fo:margin-right="0cm" fo:margin-top="0cm" fo:margin-bottom="0cm" style:contextual-spacing="true" fo:line-height="150%" fo:text-align="justify" style:justify-single-word="false" fo:text-indent="-0.501cm" style:auto-text-indent="false"/>
    </style:style>
    <style:style style:name="P5" style:family="paragraph" style:parent-style-name="List_20_Paragraph" style:list-style-name="WWNum4">
      <style:paragraph-properties fo:margin-left="1.752cm" fo:margin-right="0cm" fo:margin-top="0cm" fo:margin-bottom="0cm" style:contextual-spacing="true" fo:line-height="150%" fo:text-align="justify" style:justify-single-word="false" fo:text-indent="-0.501cm" style:auto-text-indent="false"/>
    </style:style>
    <style:style style:name="P6"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9"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style:font-name-asian="Times New Roman1" style:font-size-asian="13pt" style:font-name-complex="Times New Roman1" style:font-size-complex="13pt"/>
    </style:style>
    <style:style style:name="P1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1"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9pt" style:font-name-asian="Times New Roman1" style:font-size-asian="9pt" style:font-name-complex="Times New Roman1" style:font-size-complex="9pt"/>
    </style:style>
    <style:style style:name="P12"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6pt" style:font-name-asian="Times New Roman1" style:font-size-asian="6pt" style:font-name-complex="Times New Roman1" style:font-size-complex="6pt"/>
    </style:style>
    <style:style style:name="P13" style:family="paragraph" style:parent-style-name="Standard">
      <style:paragraph-properties fo:margin-top="0cm" fo:margin-bottom="0cm" style:contextual-spacing="false" fo:line-height="150%" fo:text-align="justify" style:justify-single-word="false"/>
    </style:style>
    <style:style style:name="P14" style:family="paragraph" style:parent-style-name="Standard">
      <style:paragraph-properties fo:margin-top="0cm" fo:margin-bottom="0cm" style:contextual-spacing="false" fo:line-height="150%" fo:text-align="justify" style:justify-single-word="false" fo:break-before="page"/>
    </style:style>
    <style:style style:name="P15" style:family="paragraph" style:parent-style-name="Standard">
      <style:paragraph-properties fo:margin-left="1cm" fo:margin-right="0cm" fo:margin-top="0cm" fo:margin-bottom="0cm" style:contextual-spacing="false" fo:line-height="150%" fo:text-align="justify" style:justify-single-word="false" fo:text-indent="-0.499cm" style:auto-text-indent="false"/>
    </style:style>
    <style:style style:name="P16"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style>
    <style:style style:name="P17" style:family="paragraph" style:parent-style-name="Standard">
      <style:paragraph-properties fo:margin-left="1.27cm" fo:margin-right="0cm" fo:margin-top="0cm" fo:margin-bottom="0cm" style:contextual-spacing="false" fo:line-height="150%" fo:text-align="justify" style:justify-single-word="false" fo:text-indent="-1.27cm" style:auto-text-indent="false"/>
    </style:style>
    <style:style style:name="P18"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style>
    <style:style style:name="P19" style:family="paragraph" style:parent-style-name="Standard">
      <style:paragraph-properties fo:margin-left="0.501cm" fo:margin-right="0cm" fo:margin-top="0cm" fo:margin-bottom="0cm" style:contextual-spacing="false" fo:line-height="150%" fo:text-align="justify" style:justify-single-word="false" fo:text-indent="0cm" style:auto-text-indent="false"/>
    </style:style>
    <style:style style:name="P20"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tyle>
    <style:style style:name="P21" style:family="paragraph" style:parent-style-name="Standard">
      <style:paragraph-properties fo:margin-left="1.27cm" fo:margin-right="0cm" fo:margin-top="0cm" fo:margin-bottom="0cm" style:contextual-spacing="false" fo:line-height="150%" fo:text-indent="0cm" style:auto-text-indent="false"/>
    </style:style>
    <style:style style:name="P22" style:family="paragraph" style:parent-style-name="Standard">
      <style:paragraph-properties fo:margin-left="1.251cm" fo:margin-right="0cm" fo:margin-top="0cm" fo:margin-bottom="0cm" style:contextual-spacing="false" fo:line-height="150%" fo:text-indent="0cm" style:auto-text-indent="false"/>
    </style:style>
    <style:style style:name="P23" style:family="paragraph" style:parent-style-name="Standard">
      <style:paragraph-properties fo:margin-top="0cm" fo:margin-bottom="0cm" style:contextual-spacing="false" fo:line-height="150%"/>
    </style:style>
    <style:style style:name="P24" style:family="paragraph" style:parent-style-name="Standard">
      <style:paragraph-properties fo:margin-top="0cm" fo:margin-bottom="0cm" style:contextual-spacing="false" fo:line-height="150%" fo:text-align="center" style:justify-single-word="false"/>
    </style:style>
    <style:style style:name="P25" style:family="paragraph" style:parent-style-name="Standard">
      <style:paragraph-properties fo:margin-left="1.27cm" fo:margin-right="0cm" fo:margin-top="0cm" fo:margin-bottom="0cm" style:contextual-spacing="false" fo:line-height="150%" fo:text-align="center" style:justify-single-word="false" fo:text-indent="0cm" style:auto-text-indent="false"/>
    </style:style>
    <style:style style:name="P26"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27"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28"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29"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style:style>
    <style:style style:name="P30" style:family="paragraph" style:parent-style-name="Text_20_body" style:list-style-name="WWNum1">
      <style:paragraph-properties fo:margin-left="0cm" fo:margin-right="0cm" fo:margin-top="0cm" fo:margin-bottom="0cm" style:contextual-spacing="false" fo:line-height="150%" fo:text-align="justify" style:justify-single-word="false" fo:text-indent="0cm" style:auto-text-indent="false"/>
    </style:style>
    <style:style style:name="P31" style:family="paragraph" style:parent-style-name="Text_20_body">
      <style:paragraph-properties fo:margin-left="0.751cm" fo:margin-right="0cm" fo:margin-top="0cm" fo:margin-bottom="0cm" style:contextual-spacing="false" fo:line-height="150%" fo:text-align="justify" style:justify-single-word="false" fo:text-indent="0cm" style:auto-text-indent="false"/>
    </style:style>
    <style:style style:name="P32" style:family="paragraph" style:parent-style-name="Text_20_body">
      <style:paragraph-properties fo:margin-left="1.905cm" fo:margin-right="0cm" fo:margin-top="0cm" fo:margin-bottom="0cm" style:contextual-spacing="false" fo:line-height="150%" fo:text-indent="0cm" style:auto-text-indent="false"/>
    </style:style>
    <style:style style:name="P33" style:family="paragraph" style:parent-style-name="Text_20_body" style:list-style-name="WWNum1">
      <style:paragraph-properties fo:margin-left="0cm" fo:margin-right="0cm" fo:margin-top="0cm" fo:margin-bottom="0cm" style:contextual-spacing="false" fo:line-height="150%" fo:text-indent="0cm" style:auto-text-indent="false"/>
    </style:style>
    <style:style style:name="P34" style:family="paragraph" style:parent-style-name="Text_20_body">
      <style:paragraph-properties fo:margin-left="2cm" fo:margin-right="0cm" fo:margin-top="0cm" fo:margin-bottom="0cm" style:contextual-spacing="false" fo:line-height="150%" fo:text-indent="0cm" style:auto-text-indent="false"/>
    </style:style>
    <style:style style:name="T1"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2"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3" style:family="text">
      <style:text-properties style:font-name="Times New Roman" fo:font-size="13pt" style:font-name-asian="Times New Roman1" style:font-size-asian="13pt" style:font-name-complex="Times New Roman1" style:font-size-complex="13pt"/>
    </style:style>
    <style:style style:name="T4" style:family="text">
      <style:text-properties style:font-name="Times New Roman" fo:font-size="13pt" style:font-name-asian="Times New Roman1" style:font-size-asian="13pt" style:font-name-complex="Times New Roman1" style:font-size-complex="13pt" style:font-weight-complex="bold"/>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T7" style:family="text">
      <style:text-properties style:font-name="Times New Roman" fo:font-size="13pt" fo:font-weight="bold" style:font-size-asian="13pt" style:font-weight-asian="bold" style:font-name-complex="Times New Roman1" style:font-size-complex="13pt" style:font-weight-complex="bold"/>
    </style:style>
    <style:style style:name="T8"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font-weight-complex="bold"/>
    </style:style>
    <style:style style:name="T9" style:family="text">
      <style:text-properties style:font-name="Times New Roman" fo:font-size="13pt" fo:font-style="italic" fo:font-weight="bold" style:font-size-asian="13pt" style:font-style-asian="italic" style:font-weight-asian="bold" style:font-name-complex="Times New Roman1" style:font-size-complex="13pt" style:font-weight-complex="bold"/>
    </style:style>
    <style:style style:name="T10" style:family="text">
      <style:text-properties style:font-name="Times New Roman" fo:font-size="13pt" style:font-size-asian="13pt" style:font-name-complex="Times New Roman1" style:font-size-complex="13pt"/>
    </style:style>
    <style:style style:name="T11" style:family="text">
      <style:text-properties style:font-name="Times New Roman" fo:font-size="14pt" fo:font-weight="bold" style:font-name-asian="Times New Roman1" style:font-size-asian="14pt" style:font-weight-asian="bold" style:font-name-complex="Times New Roman1" style:font-size-complex="14pt"/>
    </style:style>
    <style:style style:name="T12" style:family="text">
      <style:text-properties style:font-name="Times New Roman" fo:font-size="14pt" style:font-name-asian="Times New Roman1" style:font-size-asian="14pt" style:font-name-complex="Times New Roman1" style:font-size-complex="14pt"/>
    </style:style>
    <style:style style:name="T13" style:family="text">
      <style:text-properties fo:color="#000000" loext:opacity="100%" style:font-name="Times New Roman" fo:font-size="13pt" style:font-name-asian="Times New Roman1" style:font-size-asian="13pt" style:font-name-complex="Times New Roman1" style:font-size-complex="13pt"/>
    </style:style>
    <style:style style:name="T14" style:family="text">
      <style:text-properties fo:color="#000000" loext:opacity="100%" style:font-name="Times New Roman" fo:font-size="12pt" style:font-name-asian="Times New Roman1" style:font-size-asian="12pt" style:font-name-complex="Times New Roman1" style:font-size-complex="12pt"/>
    </style:style>
    <style:style style:name="T15" style:family="text">
      <style:text-properties fo:color="#000000" loext:opacity="100%" fo:font-size="12pt" style:font-size-asian="12pt" style:font-size-complex="12pt"/>
    </style:style>
    <style:style style:name="T16"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3"><text:span text:style-name="T1">Program 2</text:span></text:p>
      <text:p text:style-name="P15"><text:span text:style-name="T3">/* Write a program with preprocessor directives. #ifdef is used to include a section of code if a certain macro is defined by #define.*/</text:span></text:p>
      <text:p text:style-name="P21"><text:span text:style-name="T3">// myfile.c<text:line-break/>#include &lt;stdio.h&gt;</text:span></text:p>
      <text:p text:style-name="P21"><text:span text:style-name="T3">#define SAMPLE 10</text:span></text:p>
      <text:p text:style-name="P21"><text:span text:style-name="T3">void main()</text:span></text:p>
      <text:p text:style-name="P21"><text:span text:style-name="T3">{</text:span></text:p>
      <text:p text:style-name="P21"><text:span text:style-name="T3">#ifdef SAMPLE</text:span></text:p>
      <text:p text:style-name="P21"><text:span text:style-name="T3"><text:tab/>printf("With preprocessor directive= %d\n",SAMPLE);</text:span></text:p>
      <text:p text:style-name="P21"><text:span text:style-name="T3">#else</text:span></text:p>
      <text:p text:style-name="P21"><text:span text:style-name="T3"><text:tab/>printf("With out #ifdef\n");</text:span></text:p>
      <text:p text:style-name="P21"><text:span text:style-name="T3">#endif</text:span></text:p>
      <text:p text:style-name="P21"><text:span text:style-name="T3">}</text:span></text:p>
      <text:p text:style-name="P16"><text:span text:style-name="T5">Important Option in GCC</text:span></text:p>
      <text:p text:style-name="P13"><text:span text:style-name="T5">Option: -D</text:span></text:p>
      <text:p text:style-name="P16"><text:span text:style-name="T3">gcc -D defines a macro to be used by the preprocessor.</text:span></text:p>
      <text:p text:style-name="P16"><text:span text:style-name="T1">Output</text:span></text:p>
      <text:list xml:id="list1583939180" text:style-name="WWNum1">
        <text:list-item>
          <text:p text:style-name="P30"><text:span text:style-name="T6">Build </text:span><text:span text:style-name="T8">myfile.c</text:span><text:span text:style-name="T6"> and run it with the maro SAMPLE defined:</text:span></text:p>
        </text:list-item>
      </text:list>
      <text:p text:style-name="P32"><text:span text:style-name="T10">$ gcc -D SAMPLE myfile.c -o myfile<text:line-break/>$ ./myfile<text:line-break/><text:line-break/></text:span></text:p>
      <text:list xml:id="list151811675414028" text:continue-numbering="true" text:style-name="WWNum1">
        <text:list-item>
          <text:p text:style-name="P33"><text:span text:style-name="T7">Build </text:span><text:span text:style-name="T9">myfile.c</text:span><text:span text:style-name="T7"> and run it without the macro SAMPLE defined:</text:span></text:p>
        </text:list-item>
      </text:list>
      <text:p text:style-name="P34"><text:span text:style-name="T10">$ gcc myfile.c -o myfile<text:line-break/>$ ./myfile<text:line-break/></text:span></text:p>
      <text:p text:style-name="P13"><text:span text:style-name="T1">Program 3</text:span></text:p>
      <text:p text:style-name="P22"><text:span text:style-name="T3">/* Create a program with macro and saved this as header file. Create another C program which include this header file. */</text:span></text:p>
      <text:p text:style-name="P23"><text:soft-page-break/><text:span text:style-name="T3">// myheader.h<text:line-break/><text:tab/>#define NUM1 5</text:span></text:p>
      <text:p text:style-name="P13"><text:span text:style-name="T3">save this file as </text:span><text:span text:style-name="T7">src/myheader.h</text:span></text:p>
      <text:p text:style-name="P23"><text:span text:style-name="T10">// myfile.c<text:line-break/><text:tab/>#include &lt;stdio.h&gt;<text:line-break/><text:tab/>#include "myheader.h"<text:line-break/><text:line-break/><text:tab/>void main()<text:line-break/><text:tab/>{<text:line-break/><text:tab/><text:tab/>int num = NUM1;<text:line-break/><text:tab/><text:tab/>printf("num=%d\n", num);<text:line-break/><text:tab/>}</text:span></text:p>
      <text:p text:style-name="P13"><text:span text:style-name="T3">save this file as myfile.c</text:span></text:p>
      <text:p text:style-name="P17"><text:span text:style-name="T5">Important Option in GCC</text:span></text:p>
      <text:p text:style-name="P18"><text:span text:style-name="T5">Option: -I</text:span></text:p>
      <text:p text:style-name="P31"><text:span text:style-name="T3">gcc -I include directory of header files. This flag is used to specify additional directories where header files are located. It helps the preprocessor find the necessary headers when compiling the code.</text:span></text:p>
      <text:p text:style-name="P18"><text:span text:style-name="T1">Output</text:span></text:p>
      <text:p text:style-name="P16"><text:span text:style-name="T6">a) Build </text:span><text:span text:style-name="T8">myfile.c</text:span><text:span text:style-name="T6"> without include directory </text:span><text:span text:style-name="T8">src </text:span><text:span text:style-name="T6">:</text:span></text:p>
      <text:p text:style-name="P16"><text:span text:style-name="T3">acer@acer-Aspire-E5-575:~/clab$ gcc myfile.c</text:span></text:p>
      <text:p text:style-name="P16"><text:span text:style-name="T3">myfile.c:3:10: fatal error: myheader.h: No such file or directory</text:span></text:p>
      <text:p text:style-name="P16"><text:span text:style-name="T3"><text:s text:c="4"/>3 | #include "myheader.h"</text:span></text:p>
      <text:p text:style-name="P16"><text:span text:style-name="T3"><text:s text:c="4"/>compilation terminated.</text:span></text:p>
      <text:p text:style-name="P16"><text:span text:style-name="T6">b) Build </text:span><text:span text:style-name="T8">myfile.c</text:span><text:span text:style-name="T6"> with include directory </text:span><text:span text:style-name="T8">src </text:span><text:span text:style-name="T6">:</text:span></text:p>
      <text:p text:style-name="P16"><text:span text:style-name="T3">acer@acer-Aspire-E5-575:~/clab$ gcc -Isrc myfile.c -o myfile_out</text:span></text:p>
      <text:p text:style-name="P16"><text:span text:style-name="T3">acer@acer-Aspire-E5-575:~/clab$ ./myfile_out</text:span></text:p>
      <text:p text:style-name="P16"><text:span text:style-name="T3">num=5</text:span></text:p>
      <text:p text:style-name="P13"/>
      <text:p text:style-name="P14"><text:span text:style-name="T11">Experiment 2<text:tab/><text:tab/><text:tab/><text:tab/><text:tab/><text:tab/><text:tab/>Date: </text:span></text:p>
      <text:p text:style-name="P24"><text:span text:style-name="T11">Familiarisation with GDB</text:span></text:p>
      <text:p text:style-name="P13"><text:span text:style-name="T11">Aim:</text:span></text:p>
      <text:p text:style-name="P19"><text:span text:style-name="T13">Write a C program ‘mul.c’ to multipy two numbers. Read the input from Standard Input and write output to Standard output. Compile and generate output which is then debug with gdb and use the important commands break, run, next, print, display</text:span></text:p>
      <text:p text:style-name="P16"><text:span text:style-name="T1">Program</text:span></text:p>
      <text:p text:style-name="P8"/>
      <text:p text:style-name="P16"><text:span text:style-name="T3">//write the program here</text:span></text:p>
      <text:p text:style-name="P8"/>
      <text:p text:style-name="P8"/>
      <text:p text:style-name="P16"><text:bookmark-start text:name="_Hlk181083642"/><text:span text:style-name="T1">Output</text:span><text:bookmark-end text:name="_Hlk181083642"/></text:p>
      <text:p text:style-name="P16"><text:span text:style-name="T12">mits@mits:~/Desktop/S1MCA/ADS_lab$ gcc mul.c -o mul_out</text:span></text:p>
      <text:p text:style-name="P16"><text:span text:style-name="T12">mits@mits:~/Desktop/S1MCA/ADS_lab$ ./mul_out</text:span></text:p>
      <text:p text:style-name="P7"/>
      <text:p text:style-name="P25"><text:span text:style-name="T11">Important Commands in GDB</text:span></text:p>
      <text:p text:style-name="P21"><text:span text:style-name="T7">option -g</text:span></text:p>
      <text:p text:style-name="P16"><text:span text:style-name="T3">gcc -g generates debug information to be used by GDB debugger.</text:span></text:p>
      <text:p text:style-name="P8"/>
      <text:p text:style-name="P16"><text:span text:style-name="T3">acer@acer-Aspire-E5-575:~/clab$ gcc -g mul.c -o mul_out</text:span></text:p>
      <text:p text:style-name="P16"><text:span text:style-name="T3">acer@acer-Aspire-E5-575:~/clab$ gdb mul_out</text:span></text:p>
      <text:p text:style-name="P16"><text:span text:style-name="T1">Output</text:span></text:p>
      <text:p text:style-name="P21"><text:span text:style-name="T3">GNU gdb (Ubuntu 12.0.90-0ubuntu1) 12.0.90</text:span></text:p>
      <text:p text:style-name="P21"><text:span text:style-name="T3">Copyright (C) 2022 Free Software Foundation, Inc.</text:span></text:p>
      <text:p text:style-name="P21"><text:span text:style-name="T3">License GPLv3+: GNU GPL version 3 or later &lt;http://gnu.org/licenses/gpl.html&gt;</text:span></text:p>
      <text:p text:style-name="P21"><text:span text:style-name="T3">This is free software: you are free to change and redistribute it.</text:span></text:p>
      <text:p text:style-name="P21"><text:span text:style-name="T3">There is NO WARRANTY, to the extent permitted by law.</text:span></text:p>
      <text:p text:style-name="P21"><text:span text:style-name="T3">Type "show copying" and "show warranty" for details.</text:span></text:p>
      <text:p text:style-name="P21"><text:span text:style-name="T3">This GDB was configured as "x86_64-linux-gnu".</text:span></text:p>
      <text:p text:style-name="P21"><text:soft-page-break/><text:span text:style-name="T3">Type "show configuration" for configuration details.</text:span></text:p>
      <text:p text:style-name="P21"><text:span text:style-name="T3">For bug reporting instructions, please see:</text:span></text:p>
      <text:p text:style-name="P21"><text:span text:style-name="T3">&lt;https://www.gnu.org/software/gdb/bugs/&gt;.</text:span></text:p>
      <text:p text:style-name="P21"><text:span text:style-name="T3">Find the GDB manual and other documentation resources online at:</text:span></text:p>
      <text:p text:style-name="P21"><text:span text:style-name="T3">http://www.gnu.org/software/gdb/documentation/&gt;.</text:span></text:p>
      <text:p text:style-name="P21"><text:span text:style-name="T3">For help, type "help".</text:span></text:p>
      <text:p text:style-name="P21"><text:span text:style-name="T3">Type "apropos word" to search for commands related to "word"...</text:span></text:p>
      <text:p text:style-name="P21"><text:span text:style-name="T3">Reading symbols from sum1...</text:span></text:p>
      <text:p text:style-name="P21"><text:span text:style-name="T3">(gdb) </text:span></text:p>
      <text:p text:style-name="P9"/>
      <text:list xml:id="list151811648565090" text:continue-numbering="true" text:style-name="WWNum1">
        <text:list-item>
          <text:list>
            <text:list-item>
              <text:p text:style-name="P1"><text:span text:style-name="T6">Command: run</text:span></text:p>
            </text:list-item>
          </text:list>
        </text:list-item>
      </text:list>
      <text:p text:style-name="P16"><text:span text:style-name="T3">Executes the program from start to end.</text:span></text:p>
      <text:p text:style-name="P16"><text:span text:style-name="T2">Output</text:span><text:span text:style-name="T6"> </text:span></text:p>
      <text:p text:style-name="P21"><text:span text:style-name="T6">(gdb) run</text:span></text:p>
      <text:p text:style-name="P21"><text:span text:style-name="T3">Starting program: /home/mits/Desktop/Poojas1MCA/sum1 </text:span></text:p>
      <text:p text:style-name="P21"><text:span text:style-name="T3">[Thread debugging using libthread_db enabled]</text:span></text:p>
      <text:p text:style-name="P21"><text:span text:style-name="T3">Using host libthread_db library "/lib/x86_64-linux-gnu/libthread_db.so.1".</text:span></text:p>
      <text:p text:style-name="P21"><text:span text:style-name="T3">Enter 2 numbers : 10 20</text:span></text:p>
      <text:p text:style-name="P21"><text:span text:style-name="T3">Product : 200 [Inferior 1 (process 23588) exited normally]</text:span></text:p>
      <text:p text:style-name="P10"/>
      <text:list xml:id="list151810697612802" text:continue-numbering="true" text:style-name="WWNum1">
        <text:list-item>
          <text:list>
            <text:list-item>
              <text:p text:style-name="P2"><text:span text:style-name="T5">Command: l - <text:s/>for Display the code</text:span></text:p>
            </text:list-item>
          </text:list>
        </text:list-item>
      </text:list>
      <text:p text:style-name="P16"><text:span text:style-name="T3">Type “l” at gdb prompt to display the code.</text:span></text:p>
      <text:p text:style-name="P16"><text:span text:style-name="T2">Output</text:span><text:span text:style-name="T6"> </text:span></text:p>
      <text:p text:style-name="P16"><text:span text:style-name="T3">(gdb) l</text:span></text:p>
      <text:p text:style-name="P16"><text:span text:style-name="T3">1<text:tab/>#include &lt;stdio.h&gt;</text:span></text:p>
      <text:p text:style-name="P16"><text:span text:style-name="T3">2<text:tab/>void main()</text:span></text:p>
      <text:p text:style-name="P16"><text:span text:style-name="T3">3<text:tab/>{</text:span></text:p>
      <text:p text:style-name="P16"><text:span text:style-name="T3">4<text:tab/>int a,b,p;</text:span></text:p>
      <text:p text:style-name="P16"><text:span text:style-name="T3">5<text:tab/>printf("Enter two numbers=");</text:span></text:p>
      <text:p text:style-name="P16"><text:span text:style-name="T3">6<text:tab/>scanf("%d %d",&amp;a,&amp;b);</text:span></text:p>
      <text:p text:style-name="P16"><text:span text:style-name="T3">7<text:tab/>p=a*b;</text:span></text:p>
      <text:p text:style-name="P16"><text:span text:style-name="T3">8<text:tab/>int x=10;</text:span></text:p>
      <text:p text:style-name="P16"><text:soft-page-break/><text:span text:style-name="T3">9<text:tab/>printf("\nsum= %d\n",p);</text:span></text:p>
      <text:p text:style-name="P16"><text:span text:style-name="T3">10<text:tab/>}</text:span></text:p>
      <text:p text:style-name="P11"/>
      <text:p text:style-name="P16"><text:span text:style-name="T5">c. Command: break </text:span></text:p>
      <text:p text:style-name="P16"><text:span text:style-name="T3">Sets a breakpoint on a particular line.</text:span></text:p>
      <text:p text:style-name="P16"><text:span text:style-name="T1">Output</text:span><text:span text:style-name="T3"> </text:span></text:p>
      <text:p text:style-name="P16"><text:span text:style-name="T6">(gdb) break mul.c:4</text:span></text:p>
      <text:p text:style-name="P16"><text:span text:style-name="T3">Breakpoint 1 at 0x11a4: file mul.c, line 5.</text:span></text:p>
      <text:p text:style-name="P16"><text:span text:style-name="T6">(gdb) run</text:span></text:p>
      <text:p text:style-name="P20"><text:span text:style-name="T3">Starting program: /home/acer/clab/mul_out </text:span></text:p>
      <text:p text:style-name="P20"><text:span text:style-name="T3">Breakpoint 1, main () at mul.c:5</text:span></text:p>
      <text:list xml:id="list2504243774" text:style-name="WWNum3">
        <text:list-item>
          <text:p text:style-name="P3"><text:span text:style-name="T3">printf("Enter two numbers=");</text:span></text:p>
        </text:list-item>
      </text:list>
      <text:p text:style-name="P10"/>
      <text:list xml:id="list3232780700" text:style-name="WWNum4">
        <text:list-item>
          <text:p text:style-name="P4"><text:span text:style-name="T5">Command: next </text:span></text:p>
        </text:list-item>
      </text:list>
      <text:p text:style-name="P16"><text:span text:style-name="T3">Executes the next line of code without diving into functions.</text:span></text:p>
      <text:p text:style-name="P16"><text:span text:style-name="T1">Output</text:span><text:span text:style-name="T3"> </text:span></text:p>
      <text:p text:style-name="P16"><text:span text:style-name="T5">(</text:span><text:span text:style-name="T4">gdb) next</text:span></text:p>
      <text:p text:style-name="P16"><text:span text:style-name="T4">6<text:tab/>scanf("%d %d",&amp;a,&amp;b);</text:span></text:p>
      <text:p text:style-name="P16"><text:span text:style-name="T4">(gdb) next</text:span></text:p>
      <text:p text:style-name="P16"><text:span text:style-name="T4">Enter two numbers=3 4</text:span></text:p>
      <text:p text:style-name="P16"><text:span text:style-name="T4">7<text:tab/>p=a*b;</text:span></text:p>
      <text:p text:style-name="P8"/>
      <text:list xml:id="list151811573951580" text:continue-numbering="true" text:style-name="WWNum4">
        <text:list-item>
          <text:p text:style-name="P4"><text:span text:style-name="T5">Command: clear</text:span></text:p>
        </text:list-item>
      </text:list>
      <text:p text:style-name="P16"><text:span text:style-name="T3">Clears all breakpoints.</text:span></text:p>
      <text:p text:style-name="P16"><text:span text:style-name="T1">Output</text:span><text:span text:style-name="T3"> </text:span></text:p>
      <text:p text:style-name="P16"><text:span text:style-name="T3">(gdb) clear</text:span></text:p>
      <text:p text:style-name="P16"><text:span text:style-name="T3">Aborted (core dumped)</text:span></text:p>
      <text:p text:style-name="P10"/>
      <text:list xml:id="list151812048123370" text:continue-numbering="true" text:style-name="WWNum4">
        <text:list-item>
          <text:p text:style-name="P5"><text:span text:style-name="T5">Command: print</text:span></text:p>
        </text:list-item>
      </text:list>
      <text:p text:style-name="P16"><text:span text:style-name="T3">Displays the value of a variable.</text:span></text:p>
      <text:p text:style-name="P16"><text:span text:style-name="T1">Output</text:span><text:span text:style-name="T3"> </text:span></text:p>
      <text:p text:style-name="P16"><text:span text:style-name="T3">(gdb) print a</text:span></text:p>
      <text:p text:style-name="P16"><text:soft-page-break/><text:span text:style-name="T3">(gdb) <text:tab/>a 10</text:span></text:p>
      <text:list xml:id="list151810534431332" text:continue-numbering="true" text:style-name="WWNum4">
        <text:list-item>
          <text:p text:style-name="P4"><text:span text:style-name="T5">Command: display </text:span></text:p>
        </text:list-item>
      </text:list>
      <text:p text:style-name="P16"><text:span text:style-name="T3">Displays the current values of the specified variable after every step.</text:span></text:p>
      <text:p text:style-name="P16"><text:span text:style-name="T1">Output</text:span><text:span text:style-name="T3"> </text:span></text:p>
      <text:p text:style-name="P16"><text:span text:style-name="T3">(gdb) display a</text:span></text:p>
      <text:p text:style-name="P16"><text:span text:style-name="T3">1: a=10</text:span></text:p>
      <text:p text:style-name="P12"/>
      <text:list xml:id="list151811441480579" text:continue-numbering="true" text:style-name="WWNum4">
        <text:list-item>
          <text:p text:style-name="P4"><text:span text:style-name="T6">Command: quit</text:span></text:p>
        </text:list-item>
      </text:list>
      <text:p text:style-name="P16"><text:span text:style-name="T3">Exits out of GDB.</text:span></text:p>
      <text:p text:style-name="P8"/>
      <text:p text:style-name="P16"><text:span text:style-name="T3">(gdb) </text:span><text:span text:style-name="T5">qu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IN" style:letter-kerning="false" style:font-name-asian="Calibri1" style:font-size-asian="10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IN" style:letter-kerning="false" style:font-name-asian="Calibri1" style:font-size-asian="10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font-size="11pt" style:font-size-asian="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0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8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text:start-value="4">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T1" style:family="text">
      <style:text-properties fo:color="#000000" loext:opacity="100%" style:font-name="Times New Roman" fo:font-size="12pt" style:font-name-asian="Times New Roman1" style:font-size-asian="12pt" style:font-name-complex="Times New Roman1" style:font-size-complex="12pt"/>
    </style:style>
    <style:style style:name="MT2"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20MCA135 DS Lab<text:tab/><text:tab/>S1 MCA (2024-26 Batch)</text:span></text:p>
        <text:p text:style-name="MP2"/>
      </style:header>
      <style:footer>
        <text:p text:style-name="MP3"/>
        <text:p text:style-name="MP1"><text:span text:style-name="MT2">Dept. of Computer Applications<text:tab/></text:span><text:span text:style-name="MT2"><text:page-number text:select-page="current">6</text:page-number></text:span><text:span text:style-name="MT2"><text:tab/>MITS</text:span></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dc:creator>saritha k</dc:creator>
    <meta:editing-cycles>11</meta:editing-cycles>
    <meta:creation-date>2024-10-28T04:01:00</meta:creation-date>
    <dc:date>2024-10-29T03:15:00</dc:date>
    <dc:language>en-IN</dc:language>
    <meta:editing-duration>PT44M</meta:editing-duration>
    <meta:generator>LibreOffice/7.3.7.2$Linux_X86_64 LibreOffice_project/30$Build-2</meta:generator>
    <meta:document-statistic meta:table-count="0" meta:image-count="0" meta:object-count="0" meta:page-count="6" meta:paragraph-count="130" meta:word-count="652" meta:character-count="4293" meta:non-whitespace-character-count="37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